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marker-start="" draw:marker-end="Triangle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532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2.468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9" draw:marker-end-width="0.3cm" draw:fill="none" draw:textarea-horizontal-align="left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1" style:family="graphic" style:parent-style-name="standard">
      <style:graphic-properties draw:textarea-horizontal-align="left" draw:textarea-vertical-align="top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7" draw:marker-end-width="0.3cm" draw:fill="none" draw:textarea-vertical-align="botto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Dot_20_1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cm" fo:min-width="5.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18" draw:marker-end-width="0.3cm" draw:fill="none" draw:textarea-horizontal-align="right" draw:textarea-vertical-align="botto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cm" svg:y1="6.25cm" svg:x2="8.25cm" svg:y2="22.583cm" draw:start-shape="id1" draw:start-glue-point="3" draw:end-shape="id2" draw:end-glue-point="3" svg:d="M1000 6250h-501v16333h7751" svg:viewBox="0 0 7752 16334">
          <text:p text:style-name="P1">1:1</text:p>
        </draw:connector>
        <draw:connector draw:style-name="gr2" draw:text-style-name="P3" draw:layer="layout" svg:x1="17.875cm" svg:y1="5.133cm" svg:x2="12.25cm" svg:y2="22.583cm" draw:start-shape="id3" draw:start-glue-point="2" draw:end-shape="id2" draw:end-glue-point="1" svg:d="M17875 5133v17450h-5625" svg:viewBox="0 0 5626 17451">
          <text:p text:style-name="P3">1:n</text:p>
        </draw:connector>
        <draw:custom-shape draw:style-name="gr3" draw:text-style-name="P5" xml:id="id4" draw:id="id4" draw:layer="layout" svg:width="4.5cm" svg:height="2.5cm" svg:x="8.5cm" svg:y="1cm">
          <text:p text:style-name="P4">Langu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5cm" svg:y1="2.25cm" svg:x2="3.75cm" svg:y2="4.5cm" draw:start-shape="id4" draw:start-glue-point="3" draw:end-shape="id5" draw:end-glue-point="0" svg:d="M8500 2250h-4750v2250" svg:viewBox="0 0 4751 2251">
          <text:p text:style-name="P4">1:n</text:p>
        </draw:connector>
        <draw:connector draw:style-name="gr5" draw:text-style-name="P4" draw:layer="layout" svg:x1="17.875cm" svg:y1="4.25cm" svg:x2="13cm" svg:y2="2.25cm" draw:start-shape="id3" draw:start-glue-point="0" draw:end-shape="id4" draw:end-glue-point="1" svg:d="M17875 4250v-2000h-4875" svg:viewBox="0 0 4876 2001">
          <text:p text:style-name="P4">1:n</text:p>
        </draw:connector>
        <draw:g draw:style-name="gr6" xml:id="id1" draw:id="id1">
          <draw:custom-shape draw:style-name="gr7" draw:text-style-name="P5" xml:id="id5" draw:id="id5" draw:layer="layout" svg:width="5.5cm" svg:height="0.782cm" svg:x="1cm" svg:y="4.5cm">
            <text:p text:style-name="P4">Film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5cm" svg:height="2.718cm" svg:x="1cm" svg:y="5.282cm">
            <text:p text:style-name="P1">Nom du film Année</text:p>
            <text:p text:style-name="P6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6" xml:id="id11" draw:id="id11">
          <draw:custom-shape draw:style-name="gr9" draw:text-style-name="P5" xml:id="id3" draw:id="id3" draw:layer="layout" svg:width="5.25cm" svg:height="0.883cm" svg:x="15.25cm" svg:y="4.25cm">
            <text:p text:style-name="P4">Série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2.867cm" svg:x="15.25cm" svg:y="5.133cm">
            <text:p text:style-name="P1">Nom de la série</text:p>
            <text:p text:style-name="P1">Année</text:p>
            <text:p text:style-name="P1">Année fin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7" draw:id="id7" draw:layer="layout" svg:width="3.25cm" svg:height="1.75cm" svg:x="9cm" svg:y="8cm">
          <text:p text:style-name="P4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4.75cm" svg:height="1.75cm" svg:x="8.25cm" svg:y="4cm">
          <text:p text:style-name="P4">Réalisateur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6.5cm" svg:y1="6.875cm" svg:x2="8.25cm" svg:y2="4.875cm" draw:end-shape="id6" draw:end-glue-point="3" svg:d="M6500 6875h625v-2000h1125" svg:viewBox="0 0 1751 2001">
          <text:p text:style-name="P4">0:1</text:p>
        </draw:connector>
        <draw:connector draw:style-name="gr14" draw:text-style-name="P8" draw:layer="layout" svg:x1="15.25cm" svg:y1="7cm" svg:x2="13cm" svg:y2="4.875cm" draw:end-shape="id6" draw:end-glue-point="1" svg:d="M15250 7000h-874v-2125h-1376" svg:viewBox="0 0 2251 2126">
          <text:p text:style-name="P4">0:n</text:p>
          <text:p text:style-name="P4"/>
          <text:p text:style-name="P4"/>
        </draw:connector>
        <draw:connector draw:style-name="gr15" draw:text-style-name="P8" draw:layer="layout" draw:line-skew="0.5cm" svg:x1="6.5cm" svg:y1="6.875cm" svg:x2="9cm" svg:y2="8.875cm" draw:end-shape="id7" draw:end-glue-point="3" svg:d="M6500 6875h1500v2000h1000" svg:viewBox="0 0 2501 2001">
          <text:p text:style-name="P4">0:n</text:p>
        </draw:connector>
        <draw:connector draw:style-name="gr16" draw:text-style-name="P8" draw:layer="layout" svg:x1="15.25cm" svg:y1="7cm" svg:x2="12.25cm" svg:y2="8.875cm" draw:end-shape="id7" draw:end-glue-point="1" svg:d="M15250 7000h-1249v1875h-1751" svg:viewBox="0 0 3001 1876">
          <text:p text:style-name="P4">0:n</text:p>
        </draw:connector>
        <draw:connector draw:style-name="gr17" draw:text-style-name="P8" draw:layer="layout" draw:line-skew="3cm" svg:x1="17.875cm" svg:y1="9.75cm" svg:x2="14.625cm" svg:y2="18.25cm" draw:end-shape="id8" draw:end-glue-point="0" svg:d="M17875 9750v7000h-3250v1500" svg:viewBox="0 0 3251 8501">
          <text:p text:style-name="P4">1:n</text:p>
        </draw:connector>
        <draw:g draw:style-name="gr6">
          <draw:custom-shape draw:style-name="gr18" draw:text-style-name="P5" xml:id="id2" draw:id="id2" draw:layer="layout" svg:width="4cm" svg:height="1.667cm" svg:x="8.25cm" svg:y="21.75cm">
            <text:p text:style-name="P4">Vidéo</text:p>
            <draw:enhanced-geometry svg:viewBox="0 0 21600 21600" draw:type="rectangle" draw:enhanced-path="M 0 0 L 21600 0 21600 21600 0 21600 0 0 Z N"/>
          </draw:custom-shape>
          <draw:custom-shape draw:style-name="gr19" draw:text-style-name="P7" xml:id="id9" draw:id="id9" draw:layer="layout" svg:width="4cm" svg:height="3.333cm" svg:x="8.25cm" svg:y="23.4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20" draw:layer="layout" draw:line-skew="0cm -7.499cm" svg:x1="10.75cm" svg:y1="1cm" svg:x2="8.25cm" svg:y2="25.083cm" draw:start-shape="id4" draw:start-glue-point="0" draw:end-shape="id9" draw:end-glue-point="3" svg:d="M10750 1000v-501h-10500v24584h8000" svg:viewBox="0 0 10501 24585">
          <text:p>0:1</text:p>
        </draw:connector>
        <draw:g draw:style-name="gr6">
          <draw:custom-shape draw:style-name="gr21" draw:text-style-name="P7" draw:layer="layout" svg:width="7cm" svg:height="1cm" svg:x="1.25cm" svg:y="20.25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2" draw:text-style-name="P5" xml:id="id10" draw:id="id10" draw:layer="layout" svg:width="7cm" svg:height="1cm" svg:x="1.25cm" svg:y="19.25cm">
            <text:p text:style-name="P4">Index de recherche</text:p>
            <draw:enhanced-geometry svg:viewBox="0 0 21600 21600" draw:type="rectangle" draw:enhanced-path="M 0 0 L 21600 0 21600 21600 0 21600 0 0 Z N"/>
          </draw:custom-shape>
        </draw:g>
        <draw:connector draw:style-name="gr23" draw:text-style-name="P8" draw:layer="layout" draw:line-skew="2.625cm" svg:x1="3.75cm" svg:y1="8cm" svg:x2="4.75cm" svg:y2="19.25cm" draw:start-shape="id1" draw:start-glue-point="2" draw:end-shape="id10" draw:end-glue-point="0" svg:d="M3750 8000v8250h1000v3000" svg:viewBox="0 0 1001 11251">
          <text:p text:style-name="P4">1:n</text:p>
        </draw:connector>
        <draw:connector draw:style-name="gr24" draw:text-style-name="P8" draw:layer="layout" draw:line-skew="2.625cm" svg:x1="17.875cm" svg:y1="8cm" svg:x2="4.75cm" svg:y2="19.25cm" draw:start-shape="id11" draw:start-glue-point="2" draw:end-shape="id10" draw:end-glue-point="0" svg:d="M17875 8000v8250h-13125v3000" svg:viewBox="0 0 13126 11251">
          <text:p text:style-name="P4">1:n</text:p>
        </draw:connector>
        <draw:g draw:style-name="gr6">
          <draw:custom-shape draw:style-name="gr25" draw:text-style-name="P9" xml:id="id8" draw:id="id8" draw:layer="layout" svg:width="5.75cm" svg:height="1cm" svg:x="11.75cm" svg:y="18.25cm">
            <text:p text:style-name="P6">Épisode</text:p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5.75cm" svg:height="2cm" svg:x="11.75cm" svg:y="19.25cm">
            <text:p text:style-name="P1">Nom de l’épisode</text:p>
            <text:p text:style-name="P1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12" draw:id="id12" draw:layer="layout" svg:width="3.25cm" svg:height="1.75cm" svg:x="9cm" svg:y="10.5cm">
          <text:p text:style-name="P4">Genre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3.75cm" svg:y1="8cm" svg:x2="9cm" svg:y2="11.375cm" draw:start-shape="id1" draw:start-glue-point="2" draw:end-shape="id12" draw:end-glue-point="3" svg:d="M3750 8000v3375h5250" svg:viewBox="0 0 5251 3376">
          <text:p text:style-name="P4">1:n</text:p>
        </draw:connector>
        <draw:connector draw:style-name="gr28" draw:text-style-name="P8" draw:layer="layout" svg:x1="17.875cm" svg:y1="8cm" svg:x2="12.25cm" svg:y2="11.375cm" draw:start-shape="id11" draw:start-glue-point="2" draw:end-shape="id12" draw:end-glue-point="1" svg:d="M17875 8000v3375h-5625" svg:viewBox="0 0 5626 3376">
          <text:p text:style-name="P4">1:n</text:p>
        </draw:connector>
        <draw:custom-shape draw:style-name="gr29" draw:text-style-name="P11" xml:id="id13" draw:id="id13" draw:layer="layout" svg:width="6cm" svg:height="1.75cm" svg:x="7.5cm" svg:y="13.25cm">
          <text:p text:style-name="P10"><text:span text:style-name="T1">Type de métrage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3.75cm" svg:y1="8cm" svg:x2="7.5cm" svg:y2="14.125cm" draw:start-shape="id1" draw:start-glue-point="2" draw:end-shape="id13" draw:end-glue-point="3" svg:d="M3750 8000v6125h3750" svg:viewBox="0 0 3751 6126">
          <text:p text:style-name="P4">0:1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8-31T16:36:45.868122290</dc:date>
    <meta:editing-duration>PT1H13M12S</meta:editing-duration>
    <meta:editing-cycles>9</meta:editing-cycles>
    <meta:generator>LibreOffice/25.2.5.2$Linux_X86_64 LibreOffice_project/fb4792146257752f54eab576deb869869b108571</meta:generator>
    <meta:document-statistic meta:object-count="35"/>
  </office:meta>
</office:document-meta>
</file>